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office:value-type="string">
            <text:p>s_pistol_crouch_walk_aim.sti</text:p>
          </table:table-cell>
          <table:table-cell office:value-type="string">
            <text:p>Crouch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OUCH_SHOOT_UNJAM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BURST_LOW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LOW_STAND ]<text:tab/><text:tab/><text:tab/>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CROUCHED_BURST ]<text:tab/>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BURST ]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IDE_STEP_WEAPON_RDY ]<text:tab/>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WEAPON_RDY ]<text:tab/>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SHOT_ALTERNATIVE_STAND ]<text:tab/>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LOW_BURST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UNJAM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ALTERNATIVE_RDY ]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IDE_STEP_ALTERNATIVE_RDY ]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12.09.2020</text:date>, <text:time>16:00:0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12T16:00:07.25</dc:date>
    <meta:editing-duration>PT13H42M50S</meta:editing-duration>
    <meta:editing-cycles>75</meta:editing-cycles>
    <meta:generator>OpenOffice/4.1.3$Win32 OpenOffice.org_project/413m1$Build-9783</meta:generator>
    <meta:document-statistic meta:table-count="3" meta:cell-count="909" meta:object-count="0"/>
  </office:meta>
</office:document-meta>
</file>